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9.0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Packet</text:p>
          </table:table-cell>
          <table:table-cell table:style-name="Default" office:value-type="string" calcext:value-type="string">
            <text:p>Layer</text:p>
          </table:table-cell>
          <table:table-cell table:style-name="Default" office:value-type="string" calcext:value-type="string">
            <text:p>Inf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14:50-497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127.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14:50-504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127.254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18:28-720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18:28-724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0.1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19:04-183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127.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19:04-186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127.254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19:38-998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1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19:39-001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18.5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0:13-756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71.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0:13-759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71.254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1:31-830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0.0.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1:31-833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0.0.0.2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2:02-856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204.188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2:02-858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204.188.0.1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2:34-161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71.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2:34-164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71.254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3:13-105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1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3:13-108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18.5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4:01-957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127.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4:01-961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127.254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4:52-526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4:52-529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0.1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5:29-487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127.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5:29-489</text:p>
          </table:table-cell>
          <table:table-cell office:value-type="string" calcext:value-type="string">
            <text:p>M_CH_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127.254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2:28:43-254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200.100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5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broadcast packet from ProtocolStac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5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5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5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204.188.0.1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5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5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55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5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204.188.0.45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5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acket Received: Network Layer Device is Routable forwarding pack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broadcast packet from ProtocolStac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6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56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56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56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204.188.0.45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5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Forwarding packet from ProtocolStack(to 204.188.0.2)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56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56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acket Received: Network Layer Device is Routable forwarding packet.</text:p>
          </table:table-cell>
          <table:table-cell table:number-columns-repeated="6"/>
        </table:table-row>
        <table:table-row table:style-name="ro1">
          <table:table-cell table:number-columns-repeated="5" table:style-name="Default" office:value-type="string" calcext:value-type="string">
            <text:p>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97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acket Received: Network Layer Device is Routable forwarding packet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97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Forwarding packet from ProtocolStack(to 204.188.0.45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9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28:43-29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acket Dropped: Hop count exceeded. Host 200.100.0.1 Unreach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9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 Time Exceeded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ICMP Time Exceeded to 204.188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9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204.188.0.1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97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97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28:43-297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 Time Exceeded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Recieved ICMP Time Exceeded from 204.188.0.45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/>
          <table:table-cell table:style-name="ce1" office:value-type="string" calcext:value-type="string">
            <text:p>11:2A:86:47:46:29 </text:p>
          </table:table-cell>
          <table:table-cell table:style-name="ce1" office:value-type="string" calcext:value-type="string">
            <text:p>172.198.127.254 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3">
          <table:table-cell office:value-type="string" calcext:value-type="string">
            <text:p>13:47:08-516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127.254 </text:p>
          </table:table-cell>
          <table:table-cell/>
          <table:table-cell table:style-name="ce1" office:value-type="string" calcext:value-type="string">
            <text:p>13:51:45-737</text:p>
          </table:table-cell>
          <table:table-cell table:style-name="ce1" office:value-type="string" calcext:value-type="string">
            <text:p>BIG BOSS</text:p>
          </table:table-cell>
          <table:table-cell table:style-name="ce1" office:value-type="string" calcext:value-type="string">
            <text:p>Echo Request 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reated Echo Request packet to 172.198.127.254 </text:p>
          </table:table-cell>
        </table:table-row>
        <table:table-row table:style-name="ro3">
          <table:table-cell office:value-type="string" calcext:value-type="string">
            <text:p>13:47:08-516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broadcast packet from ProtocolStack.</text:p>
          </table:table-cell>
          <table:table-cell/>
          <table:table-cell table:style-name="ce1" office:value-type="string" calcext:value-type="string">
            <text:p>13:51:45-738</text:p>
          </table:table-cell>
          <table:table-cell table:style-name="ce1" office:value-type="string" calcext:value-type="string">
            <text:p>BIG BOSS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Sending broadcast packet from ProtocolStack.</text:p>
          </table:table-cell>
        </table:table-row>
        <table:table-row table:style-name="ro3">
          <table:table-cell office:value-type="string" calcext:value-type="string">
            <text:p>13:47:08-51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38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4">
          <table:table-cell office:value-type="string" calcext:value-type="string">
            <text:p>13:47:08-51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/>
          <table:table-cell table:style-name="ce1" office:value-type="string" calcext:value-type="string">
            <text:p>13:51:45-738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onfirmed Packet is for this Network Layer Device.</text:p>
          </table:table-cell>
        </table:table-row>
        <table:table-row table:style-name="ro3">
          <table:table-cell office:value-type="string" calcext:value-type="string">
            <text:p>13:47:08-516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204.188.0.1).</text:p>
          </table:table-cell>
          <table:table-cell/>
          <table:table-cell table:style-name="ce1" office:value-type="string" calcext:value-type="string">
            <text:p>13:51:45-738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Sending packet from ProtocolStack (to 204.188.0.1).</text:p>
          </table:table-cell>
        </table:table-row>
        <table:table-row table:style-name="ro3">
          <table:table-cell office:value-type="string" calcext:value-type="string">
            <text:p>13:47:08-516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38</text:p>
          </table:table-cell>
          <table:table-cell table:style-name="ce1" office:value-type="string" calcext:value-type="string">
            <text:p>BIG BOSS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4">
          <table:table-cell office:value-type="string" calcext:value-type="string">
            <text:p>13:47:08-516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/>
          <table:table-cell table:style-name="ce1" office:value-type="string" calcext:value-type="string">
            <text:p>13:51:45-738</text:p>
          </table:table-cell>
          <table:table-cell table:style-name="ce1" office:value-type="string" calcext:value-type="string">
            <text:p>BIG BOSS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onfirmed Packet is for this Network Layer Device.</text:p>
          </table:table-cell>
        </table:table-row>
        <table:table-row table:style-name="ro3">
          <table:table-cell office:value-type="string" calcext:value-type="string">
            <text:p>13:47:08-516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39</text:p>
          </table:table-cell>
          <table:table-cell table:style-name="ce1" office:value-type="string" calcext:value-type="string">
            <text:p>M_CH_S_Route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5">
          <table:table-cell office:value-type="string" calcext:value-type="string">
            <text:p>13:47:08-516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204.188.0.45).</text:p>
          </table:table-cell>
          <table:table-cell/>
          <table:table-cell table:style-name="ce1" office:value-type="string" calcext:value-type="string">
            <text:p>13:51:45-739</text:p>
          </table:table-cell>
          <table:table-cell table:style-name="ce1" office:value-type="string" calcext:value-type="string">
            <text:p>BIG BOSS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Sending packet from ProtocolStack (to 204.188.0.45).</text:p>
          </table:table-cell>
        </table:table-row>
        <table:table-row table:style-name="ro3">
          <table:table-cell office:value-type="string" calcext:value-type="string">
            <text:p>13:47:08-51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39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6">
          <table:table-cell office:value-type="string" calcext:value-type="string">
            <text:p>13:47:08-51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acket Received: Network Layer Device is Routable forwarding packet.</text:p>
          </table:table-cell>
          <table:table-cell/>
          <table:table-cell table:style-name="ce1" office:value-type="string" calcext:value-type="string">
            <text:p>13:51:45-739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acket Received: Network Layer Device is Routable forwarding packet.</text:p>
          </table:table-cell>
        </table:table-row>
        <table:table-row table:style-name="ro3">
          <table:table-cell office:value-type="string" calcext:value-type="string">
            <text:p>13:47:08-51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broadcast packet from ProtocolStack.</text:p>
          </table:table-cell>
          <table:table-cell/>
          <table:table-cell table:style-name="ce1" office:value-type="string" calcext:value-type="string">
            <text:p>13:51:45-739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Sending broadcast packet from ProtocolStack.</text:p>
          </table:table-cell>
        </table:table-row>
        <table:table-row table:style-name="ro3">
          <table:table-cell office:value-type="string" calcext:value-type="string">
            <text:p>13:47:08-517</text:p>
          </table:table-cell>
          <table:table-cell office:value-type="string" calcext:value-type="string">
            <text:p>OFFICE1 pc4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39</text:p>
          </table:table-cell>
          <table:table-cell table:style-name="ce1" office:value-type="string" calcext:value-type="string">
            <text:p>OFFICE1 pc4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4">
          <table:table-cell office:value-type="string" calcext:value-type="string">
            <text:p>13:47:08-517</text:p>
          </table:table-cell>
          <table:table-cell office:value-type="string" calcext:value-type="string">
            <text:p>OFFICE1 pc4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/>
          <table:table-cell table:style-name="ce1" office:value-type="string" calcext:value-type="string">
            <text:p>13:51:45-739</text:p>
          </table:table-cell>
          <table:table-cell table:style-name="ce1" office:value-type="string" calcext:value-type="string">
            <text:p>OFFICE1 pc4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onfirmed Packet is for this Network Layer Device.</text:p>
          </table:table-cell>
        </table:table-row>
        <table:table-row table:style-name="ro5">
          <table:table-cell office:value-type="string" calcext:value-type="string">
            <text:p>13:47:08-517</text:p>
          </table:table-cell>
          <table:table-cell office:value-type="string" calcext:value-type="string">
            <text:p>OFFICE1 pc4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172.198.99.254).</text:p>
          </table:table-cell>
          <table:table-cell/>
          <table:table-cell table:style-name="ce1" office:value-type="string" calcext:value-type="string">
            <text:p>13:51:45-739</text:p>
          </table:table-cell>
          <table:table-cell table:style-name="ce1" office:value-type="string" calcext:value-type="string">
            <text:p>OFFICE1 pc4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Sending packet from ProtocolStack (to 172.198.99.254).</text:p>
          </table:table-cell>
        </table:table-row>
        <table:table-row table:style-name="ro3">
          <table:table-cell office:value-type="string" calcext:value-type="string">
            <text:p>13:47:08-51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4">
          <table:table-cell office:value-type="string" calcext:value-type="string">
            <text:p>13:47:08-517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onfirmed Packet is for this Network Layer Device.</text:p>
          </table:table-cell>
        </table:table-row>
        <table:table-row table:style-name="ro3">
          <table:table-cell office:value-type="string" calcext:value-type="string">
            <text:p>13:47:08-517</text:p>
          </table:table-cell>
          <table:table-cell office:value-type="string" calcext:value-type="string">
            <text:p>OFFICE1 pc5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ICE1 pc5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3">
          <table:table-cell office:value-type="string" calcext:value-type="string">
            <text:p>13:47:08-517</text:p>
          </table:table-cell>
          <table:table-cell office:value-type="string" calcext:value-type="string">
            <text:p>OFFICE1 pc3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ICE1 pc3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3">
          <table:table-cell office:value-type="string" calcext:value-type="string">
            <text:p>13:47:08-518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ICE1 pc2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4">
          <table:table-cell office:value-type="string" calcext:value-type="string">
            <text:p>13:47:08-518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ICE1 pc2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onfirmed Packet is for this Network Layer Device.</text:p>
          </table:table-cell>
        </table:table-row>
        <table:table-row table:style-name="ro5">
          <table:table-cell office:value-type="string" calcext:value-type="string">
            <text:p>13:47:08-518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172.198.99.254)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ICE1 pc2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Sending packet from ProtocolStack (to 172.198.99.254).</text:p>
          </table:table-cell>
        </table:table-row>
        <table:table-row table:style-name="ro3">
          <table:table-cell office:value-type="string" calcext:value-type="string">
            <text:p>13:47:08-518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4">
          <table:table-cell office:value-type="string" calcext:value-type="string">
            <text:p>13:47:08-518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onfirmed Packet is for this Network Layer Device.</text:p>
          </table:table-cell>
        </table:table-row>
        <table:table-row table:style-name="ro3">
          <table:table-cell office:value-type="string" calcext:value-type="string">
            <text:p>13:47:08-518</text:p>
          </table:table-cell>
          <table:table-cell office:value-type="string" calcext:value-type="string">
            <text:p>OFFICE1 pc1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0</text:p>
          </table:table-cell>
          <table:table-cell table:style-name="ce1" office:value-type="string" calcext:value-type="string">
            <text:p>OFFICE1 pc1</text:p>
          </table:table-cell>
          <table:table-cell table:style-name="ce1" office:value-type="string" calcext:value-type="string">
            <text:p>AR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5">
          <table:table-cell office:value-type="string" calcext:value-type="string">
            <text:p>13:47:08-518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Forwarding packet from ProtocolStack(to 172.198.127.254).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Forwarding packet from ProtocolStack(to 172.198.127.254).</text:p>
          </table:table-cell>
        </table:table-row>
        <table:table-row table:style-name="ro3">
          <table:table-cell office:value-type="string" calcext:value-type="string">
            <text:p>13:47:08-518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OFFICE1 pc2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4">
          <table:table-cell office:value-type="string" calcext:value-type="string">
            <text:p>13:47:08-518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OFFICE1 pc2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onfirmed Packet is for this Network Layer Device.</text:p>
          </table:table-cell>
        </table:table-row>
        <table:table-row table:style-name="ro4">
          <table:table-cell office:value-type="string" calcext:value-type="string">
            <text:p>13:47:08-518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ply packet to 204.188.0.1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OFFICE1 pc2</text:p>
          </table:table-cell>
          <table:table-cell table:style-name="ce1" office:value-type="string" calcext:value-type="string">
            <text:p>Echo Reply 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reated Echo Reply packet to 204.188.0.1</text:p>
          </table:table-cell>
        </table:table-row>
        <table:table-row table:style-name="ro5">
          <table:table-cell office:value-type="string" calcext:value-type="string">
            <text:p>13:47:08-519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172.198.99.254).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OFFICE1 pc2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Sending packet from ProtocolStack (to 172.198.99.254).</text:p>
          </table:table-cell>
        </table:table-row>
        <table:table-row table:style-name="ro3">
          <table:table-cell office:value-type="string" calcext:value-type="string">
            <text:p>13:47:08-519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6">
          <table:table-cell office:value-type="string" calcext:value-type="string">
            <text:p>13:47:08-519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acket Received: Network Layer Device is Routable forwarding packet.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acket Received: Network Layer Device is Routable forwarding packet.</text:p>
          </table:table-cell>
        </table:table-row>
        <table:table-row table:style-name="ro3">
          <table:table-cell office:value-type="string" calcext:value-type="string">
            <text:p>13:47:08-519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Forwarding packet from ProtocolStack(to 204.188.0.1).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OFF_R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Forwarding packet from ProtocolStack(to 204.188.0.1).</text:p>
          </table:table-cell>
        </table:table-row>
        <table:table-row table:style-name="ro3">
          <table:table-cell office:value-type="string" calcext:value-type="string">
            <text:p>13:47:08-519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/>
          <table:table-cell table:style-name="ce1" office:value-type="string" calcext:value-type="string">
            <text:p>13:51:45-741</text:p>
          </table:table-cell>
          <table:table-cell table:style-name="ce1" office:value-type="string" calcext:value-type="string">
            <text:p>BIG BOSS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ProtocolStack received packet from local Interface.</text:p>
          </table:table-cell>
        </table:table-row>
        <table:table-row table:style-name="ro4">
          <table:table-cell office:value-type="string" calcext:value-type="string">
            <text:p>13:47:08-519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/>
          <table:table-cell table:style-name="ce1" office:value-type="string" calcext:value-type="string">
            <text:p>13:51:45-742</text:p>
          </table:table-cell>
          <table:table-cell table:style-name="ce1" office:value-type="string" calcext:value-type="string">
            <text:p>BIG BOSS</text:p>
          </table:table-cell>
          <table:table-cell table:style-name="ce1" office:value-type="string" calcext:value-type="string">
            <text:p>ICMP_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Confirmed Packet is for this Network Layer Device.</text:p>
          </table:table-cell>
        </table:table-row>
        <table:table-row table:style-name="ro3">
          <table:table-cell office:value-type="string" calcext:value-type="string">
            <text:p>13:47:08-519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127.254</text:p>
          </table:table-cell>
          <table:table-cell/>
          <table:table-cell table:style-name="ce1" office:value-type="string" calcext:value-type="string">
            <text:p>13:51:45-742</text:p>
          </table:table-cell>
          <table:table-cell table:style-name="ce1" office:value-type="string" calcext:value-type="string">
            <text:p>BIG BOSS</text:p>
          </table:table-cell>
          <table:table-cell table:style-name="ce1" office:value-type="string" calcext:value-type="string">
            <text:p>Echo Reply Packet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Echo reply packet received from 172.198.127.254</text:p>
          </table:table-cell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5:42:01-082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quest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quest packet to 172.198.127.2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2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204.188.0.45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2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2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acket Received: Network Layer Device is Routable forwarding pack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2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broadcast packet from ProtocolStack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2</text:p>
          </table:table-cell>
          <table:table-cell office:value-type="string" calcext:value-type="string">
            <text:p>OFFICE1 pc4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2</text:p>
          </table:table-cell>
          <table:table-cell office:value-type="string" calcext:value-type="string">
            <text:p>OFFICE1 pc4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2</text:p>
          </table:table-cell>
          <table:table-cell office:value-type="string" calcext:value-type="string">
            <text:p>OFFICE1 pc4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172.198.99.254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3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3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3</text:p>
          </table:table-cell>
          <table:table-cell office:value-type="string" calcext:value-type="string">
            <text:p>OFFICE1 pc5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3</text:p>
          </table:table-cell>
          <table:table-cell office:value-type="string" calcext:value-type="string">
            <text:p>OFFICE1 pc3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3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3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3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172.198.99.254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3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3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3</text:p>
          </table:table-cell>
          <table:table-cell office:value-type="string" calcext:value-type="string">
            <text:p>OFFICE1 pc1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3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Forwarding packet from ProtocolStack(to 172.198.127.254)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3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4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4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reated Echo Reply packet to 204.188.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4</text:p>
          </table:table-cell>
          <table:table-cell office:value-type="string" calcext:value-type="string">
            <text:p>OFFICE1 pc2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172.198.99.254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4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4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acket Received: Network Layer Device is Routable forwarding pack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4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broadcast packet from ProtocolStac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4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4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4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Sending packet from ProtocolStack (to 204.188.0.45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4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4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4</text:p>
          </table:table-cell>
          <table:table-cell office:value-type="string" calcext:value-type="string">
            <text:p>M_CH_S_Router</text:p>
          </table:table-cell>
          <table:table-cell office:value-type="string" calcext:value-type="string">
            <text:p>AR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:42:01-085</text:p>
          </table:table-cell>
          <table:table-cell office:value-type="string" calcext:value-type="string">
            <text:p>OFF_R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Forwarding packet from ProtocolStack(to 204.188.0.1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5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ProtocolStack received packet from local Interf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5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ICMP_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Confirmed Packet is for this Network Layer Devi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:42:01-085</text:p>
          </table:table-cell>
          <table:table-cell office:value-type="string" calcext:value-type="string">
            <text:p>BIG BOSS</text:p>
          </table:table-cell>
          <table:table-cell office:value-type="string" calcext:value-type="string">
            <text:p>Echo Reply Packet 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Echo reply packet received from 172.198.127.2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3:33:59.078437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15:52.133954980</meta:creation-date>
    <dc:date>2021-02-15T15:50:55.437603822</dc:date>
    <meta:editing-duration>PT2H2M41S</meta:editing-duration>
    <meta:editing-cycles>3</meta:editing-cycles>
    <meta:generator>LibreOffice/6.4.6.2$Linux_X86_64 LibreOffice_project/40$Build-2</meta:generator>
    <meta:document-statistic meta:table-count="1" meta:cell-count="822" meta:object-count="0"/>
  </office:meta>
</office:document-meta>
</file>